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ltem-me conclusos se e quando o apenado for transferido para outra comar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9:14:32.184000000</meta:creation-date>
    <dc:date>2019-03-21T11:40:36.206000000</dc:date>
    <meta:editing-duration>PT32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1" meta:word-count="12" meta:character-count="77" meta:non-whitespace-character-count="66"/>
  </office:meta>
</office:document-meta>
</file>